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'articolo "Unsupervised Continual Anomaly Detection with Contrastively-learned Prompt" propone un nuovo framework denominato UCAD per il rilevamento di anomalie in continuo in contesti non supervisionati, affrontando la sfida del forgetting catastrofico e del carico computazionale legato all'incremento di classi. UCAD sfrutta un modulo di prompting continuo (CPM) e un apprendimento contrastivo basato sulla struttura (SCL) per migliorare la rilevazione e la segmentazione di anomalie, facendo uso di un singolo modello per apprendere sequenzialmente su diverse classi.</text:p>
      <text:p text:style-name="Text_20_body"><text:span text:style-name="Strong_20_Emphasis">Caratteristiche fondamentali:</text:span></text:p>
      <text:list text:style-name="L2">
        <text:list-item>
          <text:p text:style-name="P3"><text:span text:style-name="Strong_20_Emphasis">Struttura del Modello Predittivo:</text:span> UCAD incorpora CPM per la capacità di apprendimento continuo in UAD e SCL per migliorare l'apprendimento dei prompt e i risultati della segmentazione delle anomalie. Utilizza le maschere di segmentazione del modello SAM per una rappresentazione generale delle caratteristiche.</text:p>
        </text:list-item>
        <text:list-item>
          <text:p text:style-name="P3"><text:span text:style-name="Strong_20_Emphasis">Tecnica di Apprendimento Impiegata:</text:span> Apprendimento contrastivo e prompting continuo. L'apprendimento contrastivo migliora la rappresentazione delle caratteristiche, mentre il prompting continuo permette la trasferibilità della conoscenza tra diverse classi di attività.</text:p>
        </text:list-item>
        <text:list-item>
          <text:p text:style-name="P3"><text:span text:style-name="Strong_20_Emphasis">Vantaggi/Svantaggi:</text:span> UCAD supera i metodi precedenti nell'AD non supervisionato, offrendo un significativo miglioramento nella rilevazione e segmentazione delle anomalie senza richiedere l'identità delle attività durante l'inferenza. Un possibile svantaggio potrebbe essere la complessità aggiunta dal modulo di prompting continuo e dall'apprendimento contrastivo.</text:p>
        </text:list-item>
        <text:list-item>
          <text:p text:style-name="P3"><text:span text:style-name="Strong_20_Emphasis">Etichettatura del Dataset:</text:span> Non richiesta. UCAD si basa su un approccio non supervisionato, utilizzando solo dati normali per l'addestramento.</text:p>
        </text:list-item>
        <text:list-item>
          <text:p text:style-name="P3"><text:span text:style-name="Strong_20_Emphasis">Risultati:</text:span> UCAD ha dimostrato prestazioni superiori rispetto ai metodi esistenti nella rilevazione e segmentazione delle anomalie in un contesto di apprendimento continuo. Supera i metodi precedenti di un margine significativo sia sulla dataset MVTec AD che su VisA per la rilevazione delle anomalie a livello di immagine e pixel.</text:p>
        </text:list-item>
        <text:list-item>
          <text:p text:style-name="P3"><text:span text:style-name="Strong_20_Emphasis">Dataset Addestrato/Testato:</text:span> Il modello è stato testato sui dataset MVTec AD e VisA, stabilendo nuovi benchmark per la rilevazione continua di anomalie e segmentazione in modo non supervisionato.</text:p>
        </text:list-item>
      </text:list>
      <text:p text:style-name="Text_20_body">Questo articolo apre nuove prospettive per l'applicazione dell'apprendimento continuo nella rilevazione di anomalie non supervisionata, dimostrando l'efficacia di unire l'apprendimento contrastivo e il prompting continuo per affrontare le sfide legate al forgetting catastrofico e alla variazione delle classi di prodotti in scenari industriali reali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8:09:24.254000000</meta:creation-date>
    <dc:date>2024-03-16T19:03:23.388000000</dc:date>
    <meta:editing-duration>PT1M46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9" meta:word-count="339" meta:character-count="2564" meta:non-whitespace-character-count="2240"/>
  </office:meta>
</office:document-meta>
</file>